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699e4" officeooo:paragraph-rsid="000699e4"/>
    </style:style>
    <style:style style:name="P2" style:family="paragraph" style:parent-style-name="Standard">
      <style:text-properties officeooo:rsid="000825dd" officeooo:paragraph-rsid="000825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fficient Parallel Sum</text:p>
      <text:p text:style-name="P2">- apparently it’s something like dividing work into (# of processors) and have each processor work on each piece. Then they can add each piece by their neighbors to get the final result</text:p>
      <text:p text:style-name="P2"/>
      <text:p text:style-name="P2">Given <text:s/>4 processors</text:p>
      <text:p text:style-name="P2">- Computes 16 numbers in 5 steps</text:p>
      <text:p text:style-name="P2"><text:tab/>Therefore, speedup is 16/5 = 3.2</text:p>
      <text:p text:style-name="P2">- Computes 1024 numbers in 255 + 2 steps</text:p>
      <text:p text:style-name="P2"><text:tab/>Therefore, speedup is 1024/257 = 3.9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699e4" officeooo:paragraph-rsid="000699e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S 1645 – Lecture 1<text:tab/><text:tab/>8/30/21</text:p>
        <text:p text:style-name="MP1">Azeez Hakeem<text:tab/><text:tab/><text:page-number text:select-page="current">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0T13:31:35.979660454</meta:creation-date>
    <dc:date>2021-08-30T14:04:30.758997832</dc:date>
    <meta:editing-duration>PT32M55S</meta:editing-duration>
    <meta:editing-cycles>3</meta:editing-cycles>
    <meta:generator>LibreOffice/7.2.0.4$Linux_X86_64 LibreOffice_project/20$Build-4</meta:generator>
    <meta:document-statistic meta:table-count="0" meta:image-count="0" meta:object-count="0" meta:page-count="1" meta:paragraph-count="9" meta:word-count="75" meta:character-count="411" meta:non-whitespace-character-count="339"/>
  </office:meta>
</office:document-meta>
</file>